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erdana" svg:font-family="Verdana, 'Segoe UI', Arial, Tahoma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0226e" officeooo:paragraph-rsid="0010226e"/>
    </style:style>
    <style:style style:name="P2" style:family="paragraph" style:parent-style-name="Standard">
      <style:text-properties officeooo:rsid="00115dbe" officeooo:paragraph-rsid="00115dbe"/>
    </style:style>
    <style:style style:name="P3" style:family="paragraph" style:parent-style-name="Standard">
      <style:text-properties officeooo:rsid="00136dcf" officeooo:paragraph-rsid="00136dc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# Crear Tabla Country con sus columnas</text:p>
      <text:p text:style-name="Standard"/>
      <text:p text:style-name="Standard">CREATE TABLE Country(</text:p>
      <text:p text:style-name="Standard"><text:tab/>CodeCHAR(3) NOT NULL ,<text:line-break/><text:tab/>NameCHAR(52) NOT NULL ,<text:line-break/><text:tab/>Continent ENUM( 'Europa', 'Asias', 'America', 'Africa' ) NOT NULL ,<text:line-break/><text:tab/>RegionCHAR( 26 ) NOT NULL ,<text:line-break/><text:tab/>SurfaceArea FLOAT( 10, 2 ) NOT NULL ,<text:line-break/><text:tab/>IndepYear SMALLINT( 6 ) ,<text:line-break/><text:tab/>Population INT( 11 ) NOT NULL ,<text:line-break/><text:tab/>LifeExpectacy FLOAT( 3, 1 ) ,<text:line-break/><text:tab/>GNP FLOAT( 10, 2 ) ,<text:line-break/><text:tab/>GNPOld FLOAT( 10, 2 ) ,<text:line-break/><text:tab/>LocalName CHAR( 45 ) NOT NULL ,<text:line-break/><text:tab/>GovernmentForm CHAR( 45 ) NOT NULL ,<text:line-break/><text:tab/>HeadOfState CHAR( 60 ) ,<text:line-break/><text:tab/>Capital INT( 11 ) ,<text:line-break/><text:tab/>Code2CHAR( 2 ) NOT NULL ,<text:line-break/><text:tab/>PRIMARY KEY ( Code )</text:p>
      <text:p text:style-name="Standard">) ENGINE = INNODB</text:p>
      <text:p text:style-name="Standard"/>
      <text:p text:style-name="Standard"/>
      <text:p text:style-name="Standard"/>
      <text:p text:style-name="P3"># Crear Tabla City con sus columnas</text:p>
      <text:p text:style-name="P1"/>
      <text:p text:style-name="P1">CREATE TABLE City (</text:p>
      <text:p text:style-name="P1"><text:s text:c="4"/>ID INT(40) AUTO_INCREMENT NOT NULL,</text:p>
      <text:p text:style-name="P1"><text:s text:c="4"/>CountryCode CHAR(3),</text:p>
      <text:p text:style-name="P1"><text:s text:c="4"/>Name CHAR(35) NOT NULL,</text:p>
      <text:p text:style-name="P1"><text:s text:c="4"/>District CHAR(20),</text:p>
      <text:p text:style-name="P1"><text:s text:c="4"/>Population INT(11),</text:p>
      <text:p text:style-name="P1"><text:s text:c="4"/>PRIMARY KEY (ID),</text:p>
      <text:p text:style-name="P1"><text:s text:c="4"/>FOREIGN KEY (CountryCode) REFERENCES Country(CODE)</text:p>
      <text:p text:style-name="P1">)ENGINE=InnoDB;</text:p>
      <text:p text:style-name="P1"/>
      <text:p text:style-name="P1"/>
      <text:p text:style-name="P3"># Crear Tabla CountryLanguage con sus columnas</text:p>
      <text:p text:style-name="P1"/>
      <text:p text:style-name="P2">CREATE TABLE CountryLanguage (</text:p>
      <text:p text:style-name="P2"><text:s text:c="4"/>Language CHAR(3) NOT NULL,</text:p>
      <text:p text:style-name="P2"><text:s text:c="4"/>CountryCode CHAR(3),</text:p>
      <text:p text:style-name="P2"><text:s text:c="4"/>IsOfficial ENUM('T','F'),</text:p>
      <text:p text:style-name="P2"><text:s text:c="4"/>Percentage FLOAT(4,1),</text:p>
      <text:p text:style-name="P2"><text:s text:c="4"/>PRIMARY KEY (Language),</text:p>
      <text:p text:style-name="P2"><text:s text:c="4"/>FOREIGN KEY (CountryCode) REFERENCES Country(CODE)</text:p>
      <text:p text:style-name="P2">)ENGINE=InnoDB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Verdana" svg:font-family="Verdana, 'Segoe UI', Arial, Tahoma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MON SERGIO</meta:initial-creator>
    <meta:creation-date>2015-09-29T18:58:26.775370766</meta:creation-date>
    <dc:date>2015-10-02T18:52:18.010630783</dc:date>
    <dc:creator>RAMON SERGIO</dc:creator>
    <meta:editing-duration>PT1H4M10S</meta:editing-duration>
    <meta:editing-cycles>4</meta:editing-cycles>
    <meta:generator>LibreOffice/4.2.8.2$Linux_X86_64 LibreOffice_project/420m0$Build-2</meta:generator>
    <meta:document-statistic meta:table-count="0" meta:image-count="0" meta:object-count="0" meta:page-count="1" meta:paragraph-count="23" meta:word-count="176" meta:character-count="1126" meta:non-whitespace-character-count="905"/>
  </office:meta>
</office:document-meta>
</file>